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0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3.399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GDAL lib Version : 2000300</text:p>
          </table:table-cell>
          <table:table-cell table:number-columns-repeated="5"/>
        </table:table-row>
        <table:table-row table:style-name="ro1">
          <table:table-cell office:value-type="string">
            <text:p><text:s text:c="4"/>.. <text:s text:c="2"/>Name <text:s text:c="3"/>: 2.0.3</text:p>
          </table:table-cell>
          <table:table-cell table:number-columns-repeated="5"/>
        </table:table-row>
        <table:table-row table:style-name="ro1">
          <table:table-cell office:value-type="string">
            <text:p><text:s text:c="4"/>.. <text:s text:c="2"/>Date <text:s text:c="3"/>: 20160701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GDAL Drivers: Rast. </text:p>
          </table:table-cell>
          <table:table-cell office:value-type="string">
            <text:p><text:s/>Vect. </text:p>
          </table:table-cell>
          <table:table-cell office:value-type="string">
            <text:p><text:s/>Read </text:p>
          </table:table-cell>
          <table:table-cell office:value-type="string">
            <text:p><text:s/>Wri. </text:p>
          </table:table-cell>
          <table:table-cell office:value-type="string">
            <text:p><text:s/>Driver Code </text:p>
          </table:table-cell>
          <table:table-cell office:value-type="string">
            <text:p><text:s/>Driver Desc.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VRT</text:p>
          </table:table-cell>
          <table:table-cell office:value-type="string">
            <text:p><text:s/>Virtual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Tiff</text:p>
          </table:table-cell>
          <table:table-cell office:value-type="string">
            <text:p><text:s/>GeoTIFF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NITF</text:p>
          </table:table-cell>
          <table:table-cell office:value-type="string">
            <text:p><text:s/>National Imagery Transmission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RPFTOC</text:p>
          </table:table-cell>
          <table:table-cell office:value-type="string">
            <text:p><text:s/>Raster Product Format TOC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ECRGTOC</text:p>
          </table:table-cell>
          <table:table-cell office:value-type="string">
            <text:p><text:s/>ECRG TOC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HFA</text:p>
          </table:table-cell>
          <table:table-cell office:value-type="string">
            <text:p><text:s/>Erdas Imagine Images (.img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AR_CEOS</text:p>
          </table:table-cell>
          <table:table-cell office:value-type="string">
            <text:p><text:s/>CEOS SAR Imag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CEOS</text:p>
          </table:table-cell>
          <table:table-cell office:value-type="string">
            <text:p><text:s/>CEOS Imag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table:number-columns-repeated="2" office:value-type="string">
            <text:p><text:s/>ELAS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AIG</text:p>
          </table:table-cell>
          <table:table-cell office:value-type="string">
            <text:p><text:s/>Arc/Info Binary Grid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DTS</text:p>
          </table:table-cell>
          <table:table-cell office:value-type="string">
            <text:p><text:s/>SDTS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DTED</text:p>
          </table:table-cell>
          <table:table-cell office:value-type="string">
            <text:p><text:s/>DTED Elevation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PNG</text:p>
          </table:table-cell>
          <table:table-cell office:value-type="string">
            <text:p><text:s/>Portable Network Graphics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JPEG</text:p>
          </table:table-cell>
          <table:table-cell office:value-type="string">
            <text:p><text:s/>JPEG JFIF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MEM</text:p>
          </table:table-cell>
          <table:table-cell office:value-type="string">
            <text:p><text:s/>In Memory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GIF</text:p>
          </table:table-cell>
          <table:table-cell office:value-type="string">
            <text:p><text:s/>Graphics Interchange Format (.gif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BIGGIF</text:p>
          </table:table-cell>
          <table:table-cell office:value-type="string">
            <text:p><text:s/>Graphics Interchange Format (.gif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ESAT</text:p>
          </table:table-cell>
          <table:table-cell office:value-type="string">
            <text:p><text:s/>Envisat Image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BSB</text:p>
          </table:table-cell>
          <table:table-cell office:value-type="string">
            <text:p><text:s/>Maptech BSB Nautical Charts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XPM</text:p>
          </table:table-cell>
          <table:table-cell office:value-type="string">
            <text:p><text:s/>X11 PixMap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BMP</text:p>
          </table:table-cell>
          <table:table-cell office:value-type="string">
            <text:p><text:s/>MS Windows Device Independent Bitmap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AirSAR</text:p>
          </table:table-cell>
          <table:table-cell office:value-type="string">
            <text:p><text:s/>AirSAR Polarimetric Imag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RS2</text:p>
          </table:table-cell>
          <table:table-cell office:value-type="string">
            <text:p><text:s/>RadarSat 2 XML Produc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PCIDSK</text:p>
          </table:table-cell>
          <table:table-cell office:value-type="string">
            <text:p><text:s/>PCIDSK Database Fil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PCRaster</text:p>
          </table:table-cell>
          <table:table-cell office:value-type="string">
            <text:p><text:s/>PCRaster Raster Fil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ILWIS</text:p>
          </table:table-cell>
          <table:table-cell office:value-type="string">
            <text:p><text:s/>ILWIS Raster Map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ERS</text:p>
          </table:table-cell>
          <table:table-cell office:value-type="string">
            <text:p><text:s/>ERMapper .ers Labelled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ECW</text:p>
          </table:table-cell>
          <table:table-cell office:value-type="string">
            <text:p><text:s/>ERDAS Compressed Wavelets (SDK 4.3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JP2ECW</text:p>
          </table:table-cell>
          <table:table-cell office:value-type="string">
            <text:p><text:s/>ERDAS JPEG2000 (SDK 4.3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WMS</text:p>
          </table:table-cell>
          <table:table-cell office:value-type="string">
            <text:p><text:s/>OGC Web Map Servic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PNM</text:p>
          </table:table-cell>
          <table:table-cell office:value-type="string">
            <text:p><text:s/>Portable Pixmap Format (netpbm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DOQ1</text:p>
          </table:table-cell>
          <table:table-cell office:value-type="string">
            <text:p><text:s/>USGS DOQ (Old Style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DOQ2</text:p>
          </table:table-cell>
          <table:table-cell office:value-type="string">
            <text:p><text:s/>USGS DOQ (New Style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ENVI</text:p>
          </table:table-cell>
          <table:table-cell office:value-type="string">
            <text:p><text:s/>ENVI .hdr Labelled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EHdr</text:p>
          </table:table-cell>
          <table:table-cell office:value-type="string">
            <text:p><text:s/>ESRI .hdr Labelled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GenBin</text:p>
          </table:table-cell>
          <table:table-cell office:value-type="string">
            <text:p><text:s/>Generic Binary (.hdr Labelled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PAux</text:p>
          </table:table-cell>
          <table:table-cell office:value-type="string">
            <text:p><text:s/>PCI .aux Labelled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MFF</text:p>
          </table:table-cell>
          <table:table-cell office:value-type="string">
            <text:p><text:s/>Vexcel MFF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MFF2</text:p>
          </table:table-cell>
          <table:table-cell office:value-type="string">
            <text:p><text:s/>Vexcel MFF2 (HKV)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FujiBAS</text:p>
          </table:table-cell>
          <table:table-cell office:value-type="string">
            <text:p><text:s/>Fuji BAS Scanner Imag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GSC</text:p>
          </table:table-cell>
          <table:table-cell office:value-type="string">
            <text:p><text:s/>GSC Geogrid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FAST</text:p>
          </table:table-cell>
          <table:table-cell office:value-type="string">
            <text:p><text:s/>EOSAT FAST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BT</text:p>
          </table:table-cell>
          <table:table-cell office:value-type="string">
            <text:p><text:s/>VTP .bt (Binary Terrain) 1.3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LAN</text:p>
          </table:table-cell>
          <table:table-cell office:value-type="string">
            <text:p><text:s/>Erdas .LAN/.GIS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CPG</text:p>
          </table:table-cell>
          <table:table-cell office:value-type="string">
            <text:p><text:s/>Convair PolGASP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IDA</text:p>
          </table:table-cell>
          <table:table-cell office:value-type="string">
            <text:p><text:s/>Image Data and Analysis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NDF</text:p>
          </table:table-cell>
          <table:table-cell office:value-type="string">
            <text:p><text:s/>NLAPS Data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EIR</text:p>
          </table:table-cell>
          <table:table-cell office:value-type="string">
            <text:p><text:s/>Erdas Imagine Raw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table:number-columns-repeated="2" office:value-type="string">
            <text:p><text:s/>DIPEx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LCP</text:p>
          </table:table-cell>
          <table:table-cell office:value-type="string">
            <text:p><text:s/>FARSITE v.4 Landscape File (.lcp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TX</text:p>
          </table:table-cell>
          <table:table-cell office:value-type="string">
            <text:p><text:s/>NOAA Vertical Datum .GTX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LOSLAS</text:p>
          </table:table-cell>
          <table:table-cell office:value-type="string">
            <text:p><text:s/>NADCON .los/.las Datum Grid Shif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NTv2</text:p>
          </table:table-cell>
          <table:table-cell office:value-type="string">
            <text:p><text:s/>NTv2 Datum Grid Shif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CTable2</text:p>
          </table:table-cell>
          <table:table-cell office:value-type="string">
            <text:p><text:s/>CTable2 Datum Grid Shif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table:number-columns-repeated="2" office:value-type="string">
            <text:p><text:s/>ACE2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NODAS</text:p>
          </table:table-cell>
          <table:table-cell office:value-type="string">
            <text:p><text:s/>Snow Data Assimilation System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KRO</text:p>
          </table:table-cell>
          <table:table-cell office:value-type="string">
            <text:p><text:s/>KOLOR Raw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ROI_PAC</text:p>
          </table:table-cell>
          <table:table-cell office:value-type="string">
            <text:p><text:s/>ROI_PAC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ARG</text:p>
          </table:table-cell>
          <table:table-cell office:value-type="string">
            <text:p><text:s/>Azavea Raster Grid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GXF</text:p>
          </table:table-cell>
          <table:table-cell office:value-type="string">
            <text:p><text:s/>GeoSoft Grid Exchange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table:number-columns-repeated="2" office:value-type="string">
            <text:p><text:s/>MBTiles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table:number-columns-repeated="2" office:value-type="string">
            <text:p><text:s/>ESRI Shapefile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table:number-columns-repeated="2" office:value-type="string">
            <text:p><text:s/>MapInfo File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table:number-columns-repeated="2" office:value-type="string">
            <text:p><text:s/>UK .NTF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OGR_SDTS</text:p>
          </table:table-cell>
          <table:table-cell office:value-type="string">
            <text:p><text:s/>SDTS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S57</text:p>
          </table:table-cell>
          <table:table-cell office:value-type="string">
            <text:p><text:s/>IHO S-57 (ENC)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DGN</text:p>
          </table:table-cell>
          <table:table-cell office:value-type="string">
            <text:p><text:s/>Microstation DGN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OGR_VRT</text:p>
          </table:table-cell>
          <table:table-cell office:value-type="string">
            <text:p><text:s/>VRT - Virtual Datasource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REC</text:p>
          </table:table-cell>
          <table:table-cell office:value-type="string">
            <text:p><text:s/>EPIInfo .REC 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table:number-columns-repeated="2" office:value-type="string">
            <text:p><text:s/>Memory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BNA</text:p>
          </table:table-cell>
          <table:table-cell office:value-type="string">
            <text:p><text:s/>Atlas BNA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CSV</text:p>
          </table:table-cell>
          <table:table-cell office:value-type="string">
            <text:p><text:s/>Comma Separated Value (.csv)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ML</text:p>
          </table:table-cell>
          <table:table-cell office:value-type="string">
            <text:p><text:s/>Geography Markup Language (GML)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table:number-columns-repeated="2" office:value-type="string">
            <text:p><text:s/>GPX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KML</text:p>
          </table:table-cell>
          <table:table-cell office:value-type="string">
            <text:p><text:s/>Keyhole Markup Language (KML)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table:number-columns-repeated="2" office:value-type="string">
            <text:p><text:s/>GeoJSON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OGR_GMT</text:p>
          </table:table-cell>
          <table:table-cell office:value-type="string">
            <text:p><text:s/>GMT ASCII Vectors (.gmt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PKG</text:p>
          </table:table-cell>
          <table:table-cell office:value-type="string">
            <text:p><text:s/>GeoPackage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SQLite</text:p>
          </table:table-cell>
          <table:table-cell office:value-type="string">
            <text:p><text:s/>SQLite / Spatialite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WAsP</text:p>
          </table:table-cell>
          <table:table-cell office:value-type="string">
            <text:p><text:s/>WAsP .map forma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OpenFileGDB</text:p>
          </table:table-cell>
          <table:table-cell office:value-type="string">
            <text:p><text:s/>ESRI FileGDB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XPlane</text:p>
          </table:table-cell>
          <table:table-cell office:value-type="string">
            <text:p><text:s/>X-Plane/Flightgear aeronautical data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DXF</text:p>
          </table:table-cell>
          <table:table-cell office:value-type="string">
            <text:p><text:s/>AutoCAD DXF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table:number-columns-repeated="2" office:value-type="string">
            <text:p><text:s/>Geoconcep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table:number-columns-repeated="2" office:value-type="string">
            <text:p><text:s/>GeoRSS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table:number-columns-repeated="2" office:value-type="string">
            <text:p><text:s/>GPSTrackMaker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VFK</text:p>
          </table:table-cell>
          <table:table-cell office:value-type="string">
            <text:p><text:s/>Czech Cadastral Exchange Data Forma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/></text:p>
          </table:table-cell>
          <table:table-cell office:value-type="string">
            <text:p><text:s text:c="2"/>Yes </text:p>
          </table:table-cell>
          <table:table-cell office:value-type="string">
            <text:p><text:s/>PGDUMP</text:p>
          </table:table-cell>
          <table:table-cell office:value-type="string">
            <text:p><text:s/>PostgreSQL SQL dump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OSM</text:p>
          </table:table-cell>
          <table:table-cell office:value-type="string">
            <text:p><text:s/>OpenStreetMap XML and PBF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table:number-columns-repeated="2" office:value-type="string">
            <text:p><text:s/>GPSBabel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UA</text:p>
          </table:table-cell>
          <table:table-cell office:value-type="string">
            <text:p><text:s/>Tim Newport-Peace's Special Use Airspace Forma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table:number-columns-repeated="2" office:value-type="string">
            <text:p><text:s/>OpenAir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OGR_PDS</text:p>
          </table:table-cell>
          <table:table-cell office:value-type="string">
            <text:p><text:s/>Planetary Data Systems TABLE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WFS</text:p>
          </table:table-cell>
          <table:table-cell office:value-type="string">
            <text:p><text:s/>OGC WFS (Web Feature Service)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HTF</text:p>
          </table:table-cell>
          <table:table-cell office:value-type="string">
            <text:p><text:s/>Hydrographic Transfer Vector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AeronavFAA</text:p>
          </table:table-cell>
          <table:table-cell office:value-type="string">
            <text:p><text:s/>Aeronav FAA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EDIGEO</text:p>
          </table:table-cell>
          <table:table-cell office:value-type="string">
            <text:p><text:s/>French EDIGEO exchange forma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FT</text:p>
          </table:table-cell>
          <table:table-cell office:value-type="string">
            <text:p><text:s/>Google Fusion Tables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VG</text:p>
          </table:table-cell>
          <table:table-cell office:value-type="string">
            <text:p><text:s/>Scalable Vector Graphics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Idrisi</text:p>
          </table:table-cell>
          <table:table-cell office:value-type="string">
            <text:p><text:s/>Idrisi Vector (.vct)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ARCGEN</text:p>
          </table:table-cell>
          <table:table-cell office:value-type="string">
            <text:p><text:s/>Arc/Info Generate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EGUKOOA</text:p>
          </table:table-cell>
          <table:table-cell office:value-type="string">
            <text:p><text:s/>SEG-P1 / UKOOA P1/90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EGY</text:p>
          </table:table-cell>
          <table:table-cell office:value-type="string">
            <text:p><text:s/>SEG-Y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XLSX</text:p>
          </table:table-cell>
          <table:table-cell office:value-type="string">
            <text:p><text:s/>MS Office Open XML spreadshee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XF</text:p>
          </table:table-cell>
          <table:table-cell office:value-type="string">
            <text:p><text:s/>Storage and eXchange Forma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table:number-columns-repeated="2" office:value-type="string">
            <text:p><text:s/>Selafin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JML</text:p>
          </table:table-cell>
          <table:table-cell office:value-type="string">
            <text:p><text:s/>OpenJUMP JML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CSW</text:p>
          </table:table-cell>
          <table:table-cell office:value-type="string">
            <text:p><text:s/>OGC CSW (Catalog <text:s/>Service for the Web)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TIGER</text:p>
          </table:table-cell>
          <table:table-cell office:value-type="string">
            <text:p><text:s/>U.S. Census TIGER/Line</text:p>
          </table:table-cell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7/21/2016</text:date>, <text:time>09:5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 ml</meta:initial-creator>
    <meta:creation-date>2016-07-21T09:53:00.93</meta:creation-date>
    <dc:date>2016-07-21T09:53:50.46</dc:date>
    <dc:creator>ml ml</dc:creator>
    <meta:editing-duration>PT49S</meta:editing-duration>
    <meta:editing-cycles>1</meta:editing-cycles>
    <meta:document-statistic meta:table-count="3" meta:cell-count="663" meta:object-count="0"/>
    <meta:generator>OpenOffice/4.0.1$Win32 OpenOffice.org_project/401m5$Build-9714</meta:generator>
  </office:meta>
</office:document-meta>
</file>